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5in" fo:margin-left="1.9285in" table:align="left"/>
    </style:style>
    <style:style style:name="Table1.A" style:family="table-column">
      <style:table-column-properties style:column-width="1.4208in"/>
    </style:style>
    <style:style style:name="Table1.B" style:family="table-column">
      <style:table-column-properties style:column-width="1.0792in"/>
    </style:style>
    <style:style style:name="Table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B1" style:family="table-cell">
      <style:table-cell-properties fo:padding="0.0382in" fo:border="0.05pt solid #ffffff"/>
    </style:style>
    <style:style style:name="Table1.A2" style:family="table-cell">
      <style:table-cell-properties fo:padding="0.0382in" fo:border-left="0.05pt solid #ffffff" fo:border-right="none" fo:border-top="none" fo:border-bottom="0.05pt solid #ffffff"/>
    </style:style>
    <style:style style:name="Table1.B2" style:family="table-cell">
      <style:table-cell-properties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text-properties officeooo:rsid="0013d201" officeooo:paragraph-rsid="0013d201"/>
    </style:style>
    <style:style style:name="P2" style:family="paragraph" style:parent-style-name="Text_20_body">
      <style:text-properties fo:font-size="14pt" officeooo:rsid="0013d201" officeooo:paragraph-rsid="0013d201" style:font-size-asian="12.25pt" style:font-size-complex="14pt"/>
    </style:style>
    <style:style style:name="P3" style:family="paragraph" style:parent-style-name="Subtitle">
      <style:text-properties fo:font-size="14pt" officeooo:rsid="00038081" officeooo:paragraph-rsid="0013d201" style:font-size-asian="12.25pt" style:font-size-complex="14pt"/>
    </style:style>
    <style:style style:name="P4" style:family="paragraph" style:parent-style-name="Title">
      <style:text-properties officeooo:rsid="00000e1c" officeooo:paragraph-rsid="0013d201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14pt" officeooo:rsid="00000e1c" officeooo:paragraph-rsid="0013d201" style:font-name-asian="Noto Sans CJK SC Regular" style:font-size-asian="12.25pt" style:font-name-complex="FreeSans" style:font-size-complex="14pt"/>
    </style:style>
    <style:style style:name="T1" style:family="text">
      <style:text-properties officeooo:rsid="0013d201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rt <text:span text:style-name="T1">2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Name:</text:p>
          </table:table-cell>
          <table:table-cell table:style-name="Table1.B1" office:value-type="string">
            <text:p text:style-name="P5">Tomer Gill</text:p>
          </table:table-cell>
        </table:table-row>
        <table:table-row>
          <table:table-cell table:style-name="Table1.A2" office:value-type="string">
            <text:p text:style-name="P5">ID:</text:p>
          </table:table-cell>
          <table:table-cell table:style-name="Table1.B2" office:value-type="string">
            <text:p text:style-name="P5">318459450</text:p>
          </table:table-cell>
        </table:table-row>
        <table:table-row>
          <table:table-cell table:style-name="Table1.A2" office:value-type="string">
            <text:p text:style-name="P5">U2 User Name:</text:p>
          </table:table-cell>
          <table:table-cell table:style-name="Table1.B2" office:value-type="string">
            <text:p text:style-name="P5"><text:s/>gillto<text:span text:style-name="T1">m</text:span></text:p>
          </table:table-cell>
        </table:table-row>
      </table:table>
      <text:p text:style-name="P3"/>
      <text:p text:style-name="P2">The 5 most similar words to <text:span text:style-name="T2">dog</text:span> are:</text:p>
      <text:p text:style-name="P2">*<text:tab/>kitten (0.634892)</text:p>
      <text:p text:style-name="P2">*<text:tab/>rabbit (0.731967)</text:p>
      <text:p text:style-name="P2">*<text:tab/>frog (0.648494)</text:p>
      <text:p text:style-name="P2">*<text:tab/>cat (0.770926)</text:p>
      <text:p text:style-name="P2">*<text:tab/>puppy (0.696587)</text:p>
      <text:p text:style-name="P2"/>
      <text:p text:style-name="P2">The 5 most similar words to <text:span text:style-name="T2">england</text:span> are:</text:p>
      <text:p text:style-name="P2">*<text:tab/>europe (0.775275)</text:p>
      <text:p text:style-name="P2">*<text:tab/>wales (0.798348)</text:p>
      <text:p text:style-name="P2">*<text:tab/>australia (0.806341)</text:p>
      <text:p text:style-name="P2">*<text:tab/>ireland (0.900947)</text:p>
      <text:p text:style-name="P2">*<text:tab/>scotland (0.850077)</text:p>
      <text:p text:style-name="P2"/>
      <text:p text:style-name="P2">The 5 most similar words to <text:span text:style-name="T2">john</text:span> are:</text:p>
      <text:p text:style-name="P2">*<text:tab/>james (0.878286)</text:p>
      <text:p text:style-name="P2">*<text:tab/>william (0.889447)</text:p>
      <text:p text:style-name="P2">*<text:tab/>robert (0.898816)</text:p>
      <text:p text:style-name="P2">*<text:tab/>charles (0.894692)</text:p>
      <text:p text:style-name="P2">*<text:tab/>george (0.922048)</text:p>
      <text:p text:style-name="P2"/>
      <text:p text:style-name="P2"/>
      <text:p text:style-name="P2"><text:soft-page-break/>The 5 most similar words to <text:span text:style-name="T2">explode</text:span> are:</text:p>
      <text:p text:style-name="P2">*<text:tab/>instantaneously (0.518268)</text:p>
      <text:p text:style-name="P2">*<text:tab/>monnet (0.524218)</text:p>
      <text:p text:style-name="P2">*<text:tab/>appendix (0.533948)</text:p>
      <text:p text:style-name="P2">*<text:tab/>slashed (0.550839)</text:p>
      <text:p text:style-name="P2">*<text:tab/>grenadiers (0.555428)</text:p>
      <text:p text:style-name="P2"/>
      <text:p text:style-name="P2">The 5 most similar words to <text:span text:style-name="T2">office</text:span> are:</text:p>
      <text:p text:style-name="P2">*<text:tab/>authority (0.603320)</text:p>
      <text:p text:style-name="P2">*<text:tab/>commission (0.616676)</text:p>
      <text:p text:style-name="P2">*<text:tab/>offices (0.617437)</text:p>
      <text:p text:style-name="P2">*<text:tab/>court (0.619774)</text:p>
      <text:p text:style-name="P2">*<text:tab/>board (0.668167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7:05:27.901363410</meta:creation-date>
    <dc:date>2017-12-08T17:08:57.758419610</dc:date>
    <meta:editing-duration>PT3M30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2" meta:paragraph-count="37" meta:word-count="126" meta:character-count="743" meta:non-whitespace-character-count="653"/>
  </office:meta>
</office:document-meta>
</file>